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text:bookmark-start text:name="tester"/>tester<text:bookmark-end text:name="tester"/></text:h>
      <text:h text:style-name="Heading_20_2" text:outline-level="2"><text:bookmark-start text:name="tester-son-propre-code-afin-den-assurer-la-reproductibilité"/>Tester son propre code afin d’en assurer la reproductibilité<text:bookmark-end text:name="tester-son-propre-code-afin-den-assurer-la-reproductibilité"/></text:h>
      <text:p text:style-name="First_20_paragraph">Les tests automatisés consistent en une suite de scripts qui doivent être fournis avec votre code, pour une exécution et une validation automatiques du code développé.</text:p>
      <text:p text:style-name="Text_20_body">Ils doivent contenir un ensemble de fonctions qui appellent différentes fonctions et methodes du code développé et vérifient ses fonctionnalités.</text:p>
      <text:p text:style-name="Text_20_body">Une suite de tests constitue la documentation ultime pour le code développé, car elle offre un ensemble de lignes directrices non seulement pour vérifier les fonctionnalités du code, mais aussi pour aider à comprendre comment les différentes parties du code peuvent interagir les unes avec les autres et comment elles doivent être appelées et exécutées.</text:p>
      <text:p text:style-name="Text_20_body">Il existe un grand nombre de cadres logiciels, de bibliothèques et d’outils pour écrire et exécuter des tests.</text:p>
      <text:p text:style-name="Text_20_body">Par exemple:</text:p>
      <text:h text:style-name="Heading_20_4" text:outline-level="4"><text:bookmark-start text:name="python"/>Python<text:bookmark-end text:name="python"/></text:h>
      <text:list text:style-name="L1">
        <text:list-item>
          <text:p text:style-name="P1"><text:a xlink:type="simple" xlink:href="https://docs.python.org/3/library/unittest.html" office:name=""><text:span text:style-name="Definition">UnitTest</text:span></text:a>.</text:p>
        </text:list-item>
        <text:list-item>
          <text:p text:style-name="P1"><text:a xlink:type="simple" xlink:href="https://docs.pytest.org/en/stable/" office:name=""><text:span text:style-name="Definition">PyTest</text:span></text:a></text:p>
        </text:list-item>
        <text:list-item>
          <text:p text:style-name="P1"><text:a xlink:type="simple" xlink:href="https://coverage.readthedocs.io/en/7.6.12/" office:name=""><text:span text:style-name="Definition">Coverage</text:span></text:a></text:p>
        </text:list-item>
      </text:list>
      <text:h text:style-name="Heading_20_4" text:outline-level="4"><text:bookmark-start text:name="r"/>R<text:bookmark-end text:name="r"/></text:h>
      <text:list text:style-name="L2">
        <text:list-item>
          <text:p text:style-name="P2"><text:a xlink:type="simple" xlink:href="https://testthat.r-lib.org/" office:name=""><text:span text:style-name="Definition">Testthat</text:span></text:a></text:p>
        </text:list-item>
        <text:list-item>
          <text:p text:style-name="P2"><text:a xlink:type="simple" xlink:href="https://cran.r-project.org/web/packages/tinytest/index.html" office:name=""><text:span text:style-name="Definition">tinytest</text:span></text:a></text:p>
        </text:list-item>
      </text:list>
      <text:h text:style-name="Heading_20_4" text:outline-level="4"><text:bookmark-start text:name="javascript"/>Javascript<text:bookmark-end text:name="javascript"/></text:h>
      <text:list text:style-name="L3">
        <text:list-item>
          <text:p text:style-name="P3"><text:a xlink:type="simple" xlink:href="https://jestjs.io/" office:name=""><text:span text:style-name="Definition">Jest</text:span></text:a></text:p>
        </text:list-item>
      </text:list>
      <text:h text:style-name="Heading_20_4" text:outline-level="4"><text:bookmark-start text:name="java"/>Java<text:bookmark-end text:name="java"/></text:h>
      <text:list text:style-name="L4">
        <text:list-item>
          <text:p text:style-name="P4"><text:a xlink:type="simple" xlink:href="https://junit.org/junit5/" office:name=""><text:span text:style-name="Definition">JUnit</text:span></text:a></text:p>
        </text:list-item>
        <text:list-item>
          <text:p text:style-name="P4"><text:a xlink:type="simple" xlink:href="https://testng.org/" office:name=""><text:span text:style-name="Definition">TestNG</text:span></text:a></text:p>
        </text:list-item>
      </text:list>
      <text:h text:style-name="Heading_20_4" text:outline-level="4"><text:bookmark-start text:name="c"/>C<text:bookmark-end text:name="c"/></text:h>
      <text:list text:style-name="L5">
        <text:list-item>
          <text:p text:style-name="P5"><text:a xlink:type="simple" xlink:href="https://cmocka.org/" office:name=""><text:span text:style-name="Definition">cmocka</text:span></text:a></text:p>
        </text:list-item>
        <text:list-item>
          <text:p text:style-name="P5"><text:a xlink:type="simple" xlink:href="https://libcheck.github.io/check/" office:name=""><text:span text:style-name="Definition">check</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3-27T08:29:14Z</meta:creation-date>
    <dc:date>2025-03-27T08:29:14Z</dc:date>
  </office:meta>
</office:document-meta>
</file>